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Utility.packageOf( String full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Utility.capitalize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lassUtility.toLowerCas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Utility.finalstaticOf( String membe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lassUtility.classOf( String full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